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embo" svg:font-family="Bembo"/>
    <style:font-face style:name="Bitstream Vera Sans" svg:font-family="Bitstream Vera Sans"/>
    <style:font-face style:name="Bitstream Vera Sans Mono" svg:font-family="Bitstream Vera Sans Mono"/>
    <style:font-face style:name="Courier New" svg:font-family="Courier New"/>
  </office:font-face-decls>
  <office:automatic-styles>
    <style:style style:name="P1" style:parent-style-name="U1" style:family="paragraph" style:master-page-name="Standard">
      <style:paragraph-properties style:page-number="1" style:writing-mode="lr-tb"/>
      <style:text-properties/>
    </style:style>
    <style:style style:name="P2" style:parent-style-name="Contents_Title" style:family="paragraph">
      <style:paragraph-properties style:writing-mode="lr-tb"/>
      <style:text-properties fo:font-size="10pt" fo:font-weight="normal"/>
    </style:style>
    <style:style style:name="T1" style:parent-style-name="P2" style:family="text">
      <style:text-properties fo:font-size="20pt" fo:font-weight="bold"/>
    </style:style>
    <style:style style:name="P3" style:parent-style-name="Contents_Head_1" style:family="paragraph">
      <style:paragraph-properties style:writing-mode="lr-tb"/>
      <style:text-properties fo:font-size="10pt" fo:font-weight="normal"/>
    </style:style>
    <style:style style:name="T2" style:parent-style-name="P3" style:family="text">
      <style:text-properties fo:font-size="12pt" fo:font-weight="bold"/>
    </style:style>
    <style:style style:name="P4" style:parent-style-name="Contents_Head_2" style:family="paragraph">
      <style:paragraph-properties style:writing-mode="lr-tb"/>
      <style:text-properties fo:font-size="10pt"/>
    </style:style>
    <style:style style:name="T3" style:parent-style-name="P4" style:family="text">
      <style:text-properties fo:font-size="12pt"/>
    </style:style>
    <style:style style:name="P5" style:parent-style-name="Contents_Head_1" style:family="paragraph">
      <style:paragraph-properties fo:break-after="page" style:writing-mode="lr-tb"/>
      <style:text-properties fo:font-size="10pt" fo:font-weight="normal"/>
    </style:style>
    <style:style style:name="T4" style:parent-style-name="P5" style:family="text">
      <style:text-properties fo:font-size="12pt" fo:font-weight="bold"/>
    </style:style>
    <style:style style:name="P6" style:parent-style-name="Standard" style:family="paragraph">
      <style:paragraph-properties style:writing-mode="lr-tb"/>
      <style:text-properties/>
    </style:style>
    <style:style style:name="P7" style:parent-style-name="U2" style:family="paragraph">
      <style:paragraph-properties style:writing-mode="lr-tb"/>
      <style:text-properties/>
    </style:style>
    <style:style style:name="P8" style:parent-style-name="U3" style:family="paragraph">
      <style:paragraph-properties style:writing-mode="lr-tb"/>
      <style:text-properties/>
    </style:style>
    <style:style style:name="P9" style:parent-style-name="new2" style:family="paragraph">
      <style:paragraph-properties style:writing-mode="lr-tb"/>
      <style:text-properties/>
    </style:style>
    <style:style style:name="P10" style:parent-style-name="new1" style:family="paragraph">
      <style:paragraph-properties style:writing-mode="lr-tb"/>
      <style:text-properties/>
    </style:style>
    <style:style style:name="T5" style:parent-style-name="P10" style:family="text">
      <style:text-properties fo:font-weight="bold"/>
    </style:style>
    <style:style style:name="T6" style:parent-style-name="P6" style:family="text">
      <style:text-properties fo:font-weight="bold"/>
    </style:style>
    <style:style style:name="P11" style:parent-style-name="new3" style:family="paragraph">
      <style:paragraph-properties style:writing-mode="lr-tb"/>
      <style:text-properties/>
    </style:style>
    <style:style style:name="T7" style:parent-style-name="P9" style:family="text">
      <style:text-properties fo:font-style="italic"/>
    </style:style>
    <style:style style:name="T8" style:parent-style-name="P10" style:family="text">
      <style:text-properties fo:font-style="italic"/>
    </style:style>
    <style:style style:name="T9" style:parent-style-name="P10" style:family="text">
      <style:text-properties fo:font-size="10pt" style:font-name="Bitstream Vera Sans Mono"/>
    </style:style>
    <style:style style:name="T10" style:parent-style-name="P10" style:family="text">
      <style:text-properties fo:font-size="10pt" style:font-name="Bitstream Vera Sans"/>
    </style:style>
    <style:style style:name="T11" style:parent-style-name="P11" style:family="text">
      <style:text-properties fo:font-weight="bold"/>
    </style:style>
    <style:style style:name="T12" style:parent-style-name="P8" style:family="text">
      <style:text-properties/>
    </style:style>
    <style:style style:name="T13" style:parent-style-name="P9" style:family="text">
      <style:text-properties fo:font-weight="bold"/>
    </style:style>
    <style:style style:name="P12" style:parent-style-name="new2" style:family="paragraph" style:master-page-name="Standard">
      <style:paragraph-properties style:page-number="1" style:writing-mode="lr-tb"/>
      <style:text-properties/>
    </style:style>
    <style:style style:name="T14" style:parent-style-name="P12" style:family="text">
      <style:text-properties fo:font-size="10pt"/>
    </style:style>
    <style:style style:name="T15" style:parent-style-name="P9" style:family="text">
      <style:text-properties fo:font-size="16pt" style:font-name="Arial"/>
    </style:style>
    <text:list-style style:name="L7">
      <text:list-level-style-bullet text:level="1" text:bullet-char="●">
        <style:list-level-properties fo:text-align="start"/>
      </text:list-level-style-bullet>
    </text:list-style>
  </office:automatic-styles>
  <office:body>
    <office:text>
      <text:p text:style-name="P1">Developing Krita Plugins</text:p>
      <text:table-of-content text:name="Table Of Contents" text:protected="false">
        <text:table-of-content-source/>
        <text:index-body>
          <text:index-title text:name="Table Of Contents Heading">
            <text:p text:style-name="P2"><text:span text:style-name="T1">Table of Contents</text:span></text:p>
          </text:index-title>
          <text:p text:style-name="P3"><text:span text:style-name="T2">1. Introduction<text:tab text:tab-ref="1"/>2</text:span></text:p>
          <text:p text:style-name="P4"><text:span text:style-name="T3">1.1. KritaColor<text:tab text:tab-ref="1"/>2</text:span></text:p>
          <text:p text:style-name="P4"><text:span text:style-name="T3">1.2. KritaImage<text:tab text:tab-ref="1"/>2</text:span></text:p>
          <text:p text:style-name="P4"><text:span text:style-name="T3">1.3. KritaUI<text:tab text:tab-ref="1"/>2</text:span></text:p>
          <text:p text:style-name="P4"><text:span text:style-name="T3">1.4. Import/Export filters<text:tab text:tab-ref="1"/>3</text:span></text:p>
          <text:p text:style-name="P3"><text:span text:style-name="T2">2. Creating plugins<text:tab text:tab-ref="1"/>3</text:span></text:p>
          <text:p text:style-name="P3"><text:span text:style-name="T2">3. Colorspaces<text:tab text:tab-ref="1"/>5</text:span></text:p>
          <text:p text:style-name="P4"><text:span text:style-name="T3">3.1. KisChannelInfo<text:tab text:tab-ref="1"/>6</text:span></text:p>
          <text:p text:style-name="P4"><text:span text:style-name="T3">3.2. KisColorSpace<text:tab text:tab-ref="1"/>6</text:span></text:p>
          <text:p text:style-name="P3"><text:span text:style-name="T2">4. Filters<text:tab text:tab-ref="1"/>6</text:span></text:p>
          <text:p text:style-name="P4"><text:span text:style-name="T3">4.1. KisFilterConfiguration<text:tab text:tab-ref="1"/>8</text:span></text:p>
          <text:p text:style-name="P4"><text:span text:style-name="T3">4.2. KisFilterConfigurationWidget<text:tab text:tab-ref="1"/>8</text:span></text:p>
          <text:p text:style-name="P3"><text:span text:style-name="T2">5. Tools<text:tab text:tab-ref="1"/>8</text:span></text:p>
          <text:p text:style-name="P3"><text:span text:style-name="T2">6. Viewplugins<text:tab text:tab-ref="1"/>8</text:span></text:p>
          <text:p text:style-name="P5"><text:span text:style-name="T4">7. Import/Export filters<text:tab text:tab-ref="1"/>8</text:span></text:p>
        </text:index-body>
      </text:table-of-content>
      <text:p text:style-name="P6"/>
      <text:h text:style-name="P7" text:outline-level="1"><text:number>1.</text:number>Introduction</text:h>
      <text:p text:style-name="P6">Krita is infinitely extensible with plugins. Tools, filters, large chunks of the user interface and even colorspaces are plugins. In fact, Krita recognizes these six types of plugins:</text:p>
      <text:numbered-paragraph text:level="1" text:style-name="L7">
        <text:number>*</text:number>
        <text:p text:style-name="P6">colorspaces </text:p>
      </text:numbered-paragraph>
      <text:numbered-paragraph text:level="1" text:style-name="L7">
        <text:number>*</text:number>
        <text:p text:style-name="P6">tools </text:p>
      </text:numbered-paragraph>
      <text:numbered-paragraph text:level="1" text:style-name="L7">
        <text:number>*</text:number>
        <text:p text:style-name="P6">paint operations </text:p>
      </text:numbered-paragraph>
      <text:numbered-paragraph text:level="1" text:style-name="L7">
        <text:number>*</text:number>
        <text:p text:style-name="P6">image filters </text:p>
      </text:numbered-paragraph>
      <text:numbered-paragraph text:level="1" text:style-name="L7">
        <text:number>*</text:number>
        <text:p text:style-name="P6">viewplugins </text:p>
      </text:numbered-paragraph>
      <text:numbered-paragraph text:level="1" text:style-name="L7">
        <text:number>*</text:number>
        <text:p text:style-name="P6">import/export filters</text:p>
      </text:numbered-paragraph>
      <text:p text:style-name="P6">Krita itself consists of three layered libraries and a directory with some common support classes.</text:p>
      <text:h text:style-name="P8" text:outline-level="2"><text:number>1.1.</text:number>KritaColor</text:h>
      <text:p text:style-name="P9">The first library is kritacolor. This library loads the colorspace plugins.</text:p>
      <text:numbered-paragraph text:level="1" text:start-value="1" text:style-name="L7">
        <text:number>*</text:number>
        <text:p text:style-name="P10">A <text:span text:style-name="T5">colorspace plugin </text:span>should implement the KisColorSpace abstract class or, if the basic capabilities of the new colorspace will be implemented by lcms (http://www.littlecms.com/), extend KisAbstractColorSpace. The kritacolor library could be used from other applications and does not depend on KOffice.</text:p>
      </text:numbered-paragraph>
      <text:h text:style-name="P8" text:outline-level="2"><text:number>1.2.</text:number>KritaImage</text:h>
      <text:p text:style-name="P6">The libkritaimage library loads the filter and paintop plugins and is responsible for working with image data: changing pixels, compositing and painting. Brushes, palettes, gradients and patterns are also loaded by libkritaimage. It is our stated goal to make libkritaimage independent of KOffice, but we currently share the gradient loading code with KOffice.</text:p>
      <text:p text:style-name="P10">It is not easy at the moment to add new types of resources such as brushes, palettes, gradients or patterns to Krita. Adding new brushes, palettes, gradients and patterns is easy, of course. Krita follows the guidelines of the Create project (http://create.freedesktop.org/) for these. Adding support for photoshop brushes needs libkritaimage hacking; adding more gimp brush data files not.</text:p>
      <text:p text:style-name="P10">KritaImage loads the following types of plugins:</text:p>
      <text:numbered-paragraph text:level="1" text:start-value="1" text:style-name="L7">
        <text:number>*</text:number>
        <text:p text:style-name="P10"><text:span text:style-name="T5">Krita filters</text:span> must extend and implement the abstract class KisFilter, KisFilterConfiguration and possibly KisFilterConfigurationWidget. An example of a new filter could be Unsharp Mask.</text:p>
      </text:numbered-paragraph>
      <text:numbered-paragraph text:level="1" text:style-name="L7">
        <text:number>*</text:number>
        <text:p text:style-name="P10"><text:span text:style-name="T5">Paint operations or paintops</text:span> are the set of operations painting tools suchs as freehand or circle have access to. Examples of paintops are pen, airbrush or eraser. Paintops should extend the KisPaintop base class. Examples of new paintops could be a chalk brush, an oilpaint brush or a programmable brush.</text:p>
      </text:numbered-paragraph>
      <text:h text:style-name="P8" text:outline-level="2"><text:number>1.3.</text:number>KritaUI</text:h>
      <text:p text:style-name="P9">The libkritaui library loads the tool and viewplugins. This library is a KOffice Part, but also contains a number of widgets that are useful for graphics applications. Maybe we will have to split this library in kritapart and kritaui in the 2.0 release. For now, script writers are not given access to this library and plugin writers are only allowed to use this library when writing tools or viewplugins. KritaUI loads the following types of plugins:</text:p>
      <text:numbered-paragraph text:level="1" text:start-value="1" text:style-name="L7">
        <text:number>*</text:number>
        <text:p text:style-name="P10"><text:span text:style-name="T5">Tools</text:span> are derived from KisTool or one of the specialized tool base classes such as KisToolPaint, KisToolNonPaint or KisToolFreehand. A new tool could be a foreground object selection tool. Painting tools (and that includes tools that paint on the selection) can use any paintop to determine the way pixels are changed.</text:p>
      </text:numbered-paragraph>
      <text:numbered-paragraph text:level="1" text:style-name="L7">
        <text:number>*</text:number>
        <text:p text:style-name="P10"><text:span text:style-name="T5">Viewplugins </text:span>are ordinary kparts that use kxmlgui to insinuate themselves into Krita's user interface. Menu options, dialogs, toolbars -- any kind of user interface extension can be a viewplugin. In fact, important functionality like Krita's scripting support is written as a viewplugin.</text:p>
      </text:numbered-paragraph>
      <text:p text:style-name="P6"/>
      <text:h text:style-name="P8" text:outline-level="2"><text:number>1.4.</text:number>Import/Export filters</text:h>
      <text:p text:style-name="P6"><text:span text:style-name="T6">Import/Export filters</text:span> are KOffice filters, subclasses of KoFilter. Filters read and write image data in any of the myriad image formats in existence. And example of a new Krita import/export filter could be a PDF filter. Filters are loaded by the KOffice libraries.</text:p>
      <text:h text:style-name="P7" text:outline-level="1"><text:number>2.</text:number>Creating plugins</text:h>
      <text:p text:style-name="P9">Plugins are written in C++ and can use all of KDE and Qt and the Krita developer API. Only viewplugins should use the KOffice API. If you do not want to use C++, you can write scripts in Python or Ruby; that is a different thing altogether, though, and you cannot write tools, colorspaces, paintops or import/export filters as scripts. Krita plugins use KDE's parts mechanism for loading, so the parts documentation at http://developer.kde.org is relevant here, too.</text:p>
      <text:p text:style-name="P10">Your distribution should have either installed the relevant header files with Krita itself, or might have split the header files into either a KOffice dev or a Krita dev package. You can find the api documentation for Krita's public API at http://koffice.org/developer/apidocs/krita/html/.</text:p>
      <text:p text:style-name="P10">Plugins are kde modules and should be tagged as such in their Makefile.am. Filters, tools, paintops, colorspaces and import/export filters need .desktop files; viewplugins need a kxmlgui .rc file in addition. The easiest thing is to checkout the krita-plugins project from svn and use it as the basis for your own project.</text:p>
      <text:p text:style-name="P10">Let's look at the skeleton for a plugin module. First, the Makefile.am. This is what KDE uses to generate the makefile that builds your plugin:</text:p>
      <text:p text:style-name="P11">kde_services_DATA = kritaLIBRARYNAME.desktop</text:p>
      <text:p text:style-name="P11"/>
      <text:p text:style-name="P11">INCLUDES = $(all_includes) \</text:p>
      <text:p text:style-name="P11"> <text:s text:c="3"/>-I../..</text:p>
      <text:p text:style-name="P11"/>
      <text:p text:style-name="P11">kritaLIBRARYNAME_la_SOURCES = sourcefile1.cc sourcefile2.cc</text:p>
      <text:p text:style-name="P11"/>
      <text:p text:style-name="P11">kde_module_LTLIBRARIES = kritaLIBRARYNAME.la</text:p>
      <text:p text:style-name="P11">noinst_HEADERS = header1.h header2.h</text:p>
      <text:p text:style-name="P11"/>
      <text:p text:style-name="P11">kritaLIBRARYNAME_la_LDFLAGS = $(all_libraries) -module $(KDE_PLUGIN)</text:p>
      <text:p text:style-name="P11">kritaLIBRARY_la_LIBADD = -lkritacommon</text:p>
      <text:p text:style-name="P11"/>
      <text:p text:style-name="P11">kritaextensioncolorsfilterse_la_METASOURCES = AUTO</text:p>
      <text:p text:style-name="P6">This is the makefile for a filter plugin. Replace LIBRARYNAME with the name of your work, and you're set.</text:p>
      <text:p text:style-name="P6">If your plugin is a viewplugin, you will likely also install a .rc file with entries for menubars and toolbars. Likewise, you may need to install cursors and icons. That's all done through the ordinary KDE Makefile.am magic incantantions:</text:p>
      <text:p text:style-name="P11">kritarcdir = $(kde_datadir)/krita/kritaplugins</text:p>
      <text:p text:style-name="P11">kritarc_DATA = LIBRARYNAME.rc</text:p>
      <text:p text:style-name="P11">EXTRA_DIST = $(kritarc_DATA)</text:p>
      <text:p text:style-name="P11"/>
      <text:p text:style-name="P11">kritapics_DATA = \</text:p>
      <text:p text:style-name="P11"> <text:s text:c="3"/>bla.png \</text:p>
      <text:p text:style-name="P11"> <text:s text:c="3"/>bla_cursor.png</text:p>
      <text:p text:style-name="P11">kritapicsdir = $(kde_datadir)/krita/pics</text:p>
      <text:p text:style-name="P6"/>
      <text:p text:style-name="P6">The .desktop file announces the type of plugin:</text:p>
      <text:p text:style-name="P6"/>
      <text:p text:style-name="P11">[Desktop Entry]</text:p>
      <text:p text:style-name="P11">Encoding=UTF-8</text:p>
      <text:p text:style-name="P11">Icon=</text:p>
      <text:p text:style-name="P11">Name=User-visible Name</text:p>
      <text:p text:style-name="P11">ServiceTypes=Krita/Filter</text:p>
      <text:p text:style-name="P11">Type=Service</text:p>
      <text:p text:style-name="P11">X-KDE-Library=kritaLIBRARYNAME</text:p>
      <text:p text:style-name="P11">X-KDE-Version=2</text:p>
      <text:p text:style-name="P6">Possible ServiceTypes are:</text:p>
      <text:numbered-paragraph text:level="1" text:start-value="1" text:style-name="L7">
        <text:number>*</text:number>
        <text:p text:style-name="P6">Krita/Filter</text:p>
      </text:numbered-paragraph>
      <text:numbered-paragraph text:level="1" text:style-name="L7">
        <text:number>*</text:number>
        <text:p text:style-name="P6">Krita/Paintop</text:p>
      </text:numbered-paragraph>
      <text:numbered-paragraph text:level="1" text:style-name="L7">
        <text:number>*</text:number>
        <text:p text:style-name="P6">Krita/ViewPlugin</text:p>
      </text:numbered-paragraph>
      <text:numbered-paragraph text:level="1" text:style-name="L7">
        <text:number>*</text:number>
        <text:p text:style-name="P6">Krita/Tool</text:p>
      </text:numbered-paragraph>
      <text:numbered-paragraph text:level="1" text:style-name="L7">
        <text:number>*</text:number>
        <text:p text:style-name="P6">Krita/ColorSpace</text:p>
      </text:numbered-paragraph>
      <text:p text:style-name="P6">File import and export filters use the generic KOffice filter framework and need to be discussed separately. </text:p>
      <text:p text:style-name="P6">You also need a bit of boilerplate code that is called by the KDE part framework to instantiate the plugin,</text:p>
      <text:p text:style-name="P6">a header file:</text:p>
      <text:p text:style-name="P11">#ifndef TOOL_STAR_H_</text:p>
      <text:p text:style-name="P11">#define TOOL_STAR_H_</text:p>
      <text:p text:style-name="P11"/>
      <text:p text:style-name="P11">#include &lt;kparts/plugin.h&gt;</text:p>
      <text:p text:style-name="P11"/>
      <text:p text:style-name="P11">/**</text:p>
      <text:p text:style-name="P11"> * A module that provides a star tool.</text:p>
      <text:p text:style-name="P11"> */</text:p>
      <text:p text:style-name="P11">class ToolStar : public KParts::Plugin</text:p>
      <text:p text:style-name="P11">{</text:p>
      <text:p text:style-name="P11"> <text:s text:c="3"/>Q_OBJECT</text:p>
      <text:p text:style-name="P11">public:</text:p>
      <text:p text:style-name="P11"> <text:s text:c="3"/>ToolStar(QObject *parent, const char *name, const QStringList &amp;);</text:p>
      <text:p text:style-name="P11"> <text:s text:c="3"/>virtual ~ToolStar();</text:p>
      <text:p text:style-name="P11"/>
      <text:p text:style-name="P11">};</text:p>
      <text:p text:style-name="P11"/>
      <text:p text:style-name="P11">#endif // TOOL_STAR_H_</text:p>
      <text:p text:style-name="P11"/>
      <text:p text:style-name="P9">And an implementation file:</text:p>
      <text:p text:style-name="P11">#include &lt;kinstance.h&gt;</text:p>
      <text:p text:style-name="P11">#include &lt;kgenericfactory.h&gt;</text:p>
      <text:p text:style-name="P11"/>
      <text:p text:style-name="P11">#include &lt;kis_tool_registry.h&gt;</text:p>
      <text:p text:style-name="P11"/>
      <text:p text:style-name="P11">#include "tool_star.h"</text:p>
      <text:p text:style-name="P11">#include "kis_tool_star.h"</text:p>
      <text:p text:style-name="P11"/>
      <text:p text:style-name="P11"/>
      <text:p text:style-name="P11">typedef KGenericFactory&lt;ToolStar&gt; ToolStarFactory;</text:p>
      <text:p text:style-name="P11">K_EXPORT_COMPONENT_FACTORY( kritatoolstar, ToolStarFactory( "krita" ) )</text:p>
      <text:p text:style-name="P11"/>
      <text:p text:style-name="P11"/>
      <text:p text:style-name="P11">ToolStar::ToolStar(QObject *parent, const char *name, const QStringList &amp;)</text:p>
      <text:p text:style-name="P11"> <text:s text:c="3"/>: KParts::Plugin(parent, name)</text:p>
      <text:p text:style-name="P11">{</text:p>
      <text:p text:style-name="P11"> <text:s text:c="3"/>setInstance(ToolStarFactory::instance());</text:p>
      <text:p text:style-name="P11"> <text:s text:c="3"/>if ( parent-&gt;inherits("KisToolRegistry") )</text:p>
      <text:p text:style-name="P11"> <text:s text:c="3"/>{</text:p>
      <text:p text:style-name="P11"> <text:s text:c="7"/>KisToolRegistry * r = dynamic_cast&lt;KisToolRegistry*&gt;( parent );</text:p>
      <text:p text:style-name="P11"> <text:s text:c="7"/>r -&gt; add(new KisToolStarFactory());</text:p>
      <text:p text:style-name="P11"> <text:s text:c="3"/>}</text:p>
      <text:p text:style-name="P11"/>
      <text:p text:style-name="P11">}</text:p>
      <text:p text:style-name="P11"/>
      <text:p text:style-name="P11">ToolStar::~ToolStar()</text:p>
      <text:p text:style-name="P11">{</text:p>
      <text:p text:style-name="P11">}</text:p>
      <text:p text:style-name="P11"/>
      <text:p text:style-name="P11">#include "tool_star.moc"</text:p>
      <text:p text:style-name="P9">Tools are loaded by the tool registry and register themselves with the tool registry. Plugins like tools, filters and paintops are loaded only once: view plugins are loaded for every view that is created. Note that we register factories, generally speaking. For instance, with tools a new instance of a tool is created for every pointer (mouse, stylus, eraser), and a new paintop is created whenever a tool gets a mouse-down event.</text:p>
      <text:p text:style-name="P10">Filters call the filter registry: </text:p>
      <text:p text:style-name="P11"> <text:s text:c="3"/>if (parent-&gt;inherits("KisFilterRegistry")) {</text:p>
      <text:p text:style-name="P11"> <text:s text:c="7"/>KisFilterRegistry * manager = dynamic_cast&lt;KisFilterRegistry *&gt;(parent);</text:p>
      <text:p text:style-name="P11"> <text:s text:c="7"/>manager-&gt;add(new KisFilterInvert());</text:p>
      <text:p text:style-name="P11"> <text:s text:c="3"/>}</text:p>
      <text:p text:style-name="P10">Paintops the paintop registry:</text:p>
      <text:p text:style-name="P11"> <text:s text:c="3"/>if ( parent-&gt;inherits("KisPaintOpRegistry") )</text:p>
      <text:p text:style-name="P11"> <text:s text:c="7"/>{</text:p>
      <text:p text:style-name="P11"> <text:s text:c="11"/>KisPaintOpRegistry * r = dynamic_cast&lt;KisPaintOpRegistry*&gt;(parent);</text:p>
      <text:p text:style-name="P11"> <text:s text:c="11"/>r -&gt; add ( new KisSmearyOpFactory );</text:p>
      <text:p text:style-name="P11"> <text:s text:c="7"/>}</text:p>
      <text:p text:style-name="P10">Colorspaces the colorspace registry (with some complications):</text:p>
      <text:p text:style-name="P11"> <text:s text:c="3"/>if ( parent-&gt;inherits("KisColorSpaceFactoryRegistry") )</text:p>
      <text:p text:style-name="P11"> <text:s text:c="3"/>{</text:p>
      <text:p text:style-name="P11"><text:tab/>KisColorSpaceFactoryRegistry * f = dynamic_cast&lt;KisColorSpaceFactoryRegistry*&gt;(parent);</text:p>
      <text:p text:style-name="P11"/>
      <text:p text:style-name="P11"> <text:s text:c="7"/>KisProfile *defProfile = new KisProfile(cmsCreate_sRGBProfile());</text:p>
      <text:p text:style-name="P11"> <text:s text:c="7"/>f-&gt;addProfile(defProfile);</text:p>
      <text:p text:style-name="P11"/>
      <text:p text:style-name="P11"> <text:s text:c="7"/>KisColorSpaceFactory * csFactory = new KisRgbColorSpaceFactory();</text:p>
      <text:p text:style-name="P11"> <text:s text:c="7"/>f-&gt;add(csFactory);</text:p>
      <text:p text:style-name="P11"/>
      <text:p text:style-name="P11"> <text:s text:c="7"/>KisColorSpace * colorSpaceRGBA = new KisRgbColorSpace(f, 0);</text:p>
      <text:p text:style-name="P11"> <text:s text:c="7"/>KisHistogramProducerFactoryRegistry::instance() -&gt; add(</text:p>
      <text:p text:style-name="P11"> <text:s text:c="15"/>new KisBasicHistogramProducerFactory&lt;KisBasicU8HistogramProducer&gt;</text:p>
      <text:p text:style-name="P11"> <text:s text:c="15"/>(KisID("RGB8HISTO", i18n("RGB8 Histogram")), colorSpaceRGBA) );</text:p>
      <text:p text:style-name="P11"> <text:s text:c="3"/>}</text:p>
      <text:p text:style-name="P9">View plugins don't have to register themselves, <text:span text:style-name="T7">and </text:span>they get access to a KisView object:</text:p>
      <text:p text:style-name="P11"> <text:s text:c="3"/>if ( parent-&gt;inherits("KisView") )</text:p>
      <text:p text:style-name="P11"> <text:s text:c="3"/>{</text:p>
      <text:p text:style-name="P11"> <text:s text:c="7"/>setInstance(ShearImageFactory::instance());</text:p>
      <text:p text:style-name="P11"> <text:s text:c="7"/>setXMLFile(locate("data","kritaplugins/shearimage.rc"), true);</text:p>
      <text:p text:style-name="P11"/>
      <text:p text:style-name="P11"> <text:s text:c="7"/>(void) new KAction(i18n("&amp;Shear Image..."), 0, 0, this, SLOT(slotShearImage()), actionCollection(), "shearimage");</text:p>
      <text:p text:style-name="P11"> <text:s text:c="7"/>(void) new KAction(i18n("&amp;Shear Layer..."), 0, 0, this, SLOT(slotShearLayer()), actionCollection(), "shearlayer");</text:p>
      <text:p text:style-name="P11"/>
      <text:p text:style-name="P11"> <text:s text:c="7"/>m_view = (KisView*) parent;</text:p>
      <text:p text:style-name="P11"> <text:s text:c="3"/>}</text:p>
      <text:p text:style-name="P9">Remember that this means that a view plugin will be created for every view the user creates: splitting a view means loading all view plugins again.</text:p>
      <text:h text:style-name="P7" text:outline-level="1"><text:number>3.</text:number>Colorspaces</text:h>
      <text:p text:style-name="P9">Colorspaces implement the KisColorSpace pure virtual class. There are two types of colorspaces: those that can use lcms for transformations between colorspaces, and those that are too weird for lcms to handle. Examples of the first are cmyk, rgb, yuv. An example of the latter is watercolor or wet &amp; sticky. Colorspaces that use lcms can be derived from KisAbstractColorSpace, or of one of the base classes that are specialized for a certain number of bits per channel.</text:p>
      <text:p text:style-name="P10">Implementing a colorspace is pretty easy. The general principle is that colorspaces work on a simple array of bytes. The interpretation of these bytes is up to the colorspace. For instance, a pixel in 16-bit GrayA consists of four bytes: two bytes for the gray value and two bytes for the alpha value. You're free to use a struct to work with the memory layout of a pixel in your colorspace implementation, but that representation is not exported. The only way the rest of Krita can know what channels and types of channels your colorspace pixels consist of is through the KisChannelInfo class.</text:p>
      <text:p text:style-name="P10">Filters and paintops make use of the rich set of methods offered by KisColorSpace to do their work. In many cases, the default implementation in KisAbstractColorSpace will work, but more slowly than a custom implementation in your own colorspace because KisAbstractColorSpace will convert all pixels to 16-bit L*a*b and back.</text:p>
      <text:h text:style-name="P8" text:outline-level="2"><text:number>3.1.</text:number>KisChannelInfo</text:h>
      <text:p text:style-name="P11">(http://websvn.kde.org/trunk/koffice/krita/kritacolor/kis_channelinfo.h)</text:p>
      <text:p text:style-name="P9">This class defines the channels that make up a single pixel in a particular colorspace. A channel has the following important characteristics:</text:p>
      <text:numbered-paragraph text:level="1" text:start-value="1" text:style-name="L7">
        <text:number>*</text:number>
        <text:p text:style-name="P10">a name for display in the user interface</text:p>
      </text:numbered-paragraph>
      <text:numbered-paragraph text:level="1" text:style-name="L7">
        <text:number>*</text:number>
        <text:p text:style-name="P10">a position: the byte where the bytes representing this channel start in the pixel.</text:p>
      </text:numbered-paragraph>
      <text:numbered-paragraph text:level="1" text:style-name="L7">
        <text:number>*</text:number>
        <text:p text:style-name="P10">a type: color, alpha, substance or substrate. Color is plain color, alpha is see-throughishness, substance is a representation of amount of pigment or things like that, substrate is the representation of the canvas. (Note that this may be refactored at the drop of a hat.)</text:p>
      </text:numbered-paragraph>
      <text:numbered-paragraph text:level="1" text:style-name="L7">
        <text:number>*</text:number>
        <text:p text:style-name="P10">a valuetype: byte, short, integer, float — or other.</text:p>
      </text:numbered-paragraph>
      <text:numbered-paragraph text:level="1" text:style-name="L7">
        <text:number>*</text:number>
        <text:p text:style-name="P10">size: the number of bytes this channel takes</text:p>
      </text:numbered-paragraph>
      <text:numbered-paragraph text:level="1" text:style-name="L7">
        <text:number>*</text:number>
        <text:p text:style-name="P10">color: a QColor representation of this channel for user interface visualization, for instance in histograms.</text:p>
      </text:numbered-paragraph>
      <text:h text:style-name="P8" text:outline-level="2"><text:number>3.2.</text:number>KisCompositeOp</text:h>
      <text:p text:style-name="P9">As per original (XXX: link) Porter-Duff, there are many ways of combining pixels to get a new color. The KisCompositeOp class defines most of them. A colorspace plugin can support any subset of these possible composition operations, but the set must always include "OVER" (same as "NORMAL") and "COPY". The rest are more or less optional.</text:p>
      <text:h text:style-name="P8" text:outline-level="2"><text:number>3.3.</text:number>KisColorSpace</text:h>
      <text:h text:style-name="P7" text:outline-level="1"><text:number>4.</text:number>Filters</text:h>
      <text:p text:style-name="P9">Filters are plugins that examine the pixels in a layer and them make changes to them. Although Krita uses an efficient tiled memory backend to store pixels, filter writers do not have to bother with that. When writing a filter plugin for the Java imaging api, Photoshop or the Gimp you need to take care of tile edges and "cobble" tiles together.</text:p>
      <text:p text:style-name="P10">Krita uses iterators to read and write pixel values. Alternatively, you can read a block of pixels into a memory buffer, mess with it and then write it back as a block. But that is not necessarily more efficient; it may just be more convenient.</text:p>
      <text:p text:style-name="P10">Krita images are composed of layers, of which there are four kinds: paint layers, group layers, adjustment layers and part layers. Filters always operate on paint layers. Paint layers contain paint devices, of the class KisPaintDevice. A paint device in its turn gives access to the actual pixels.</text:p>
      <text:p text:style-name="P10">PaintDevices are generally passed around wrapped in <text:span text:style-name="T8">shared pointers</text:span>. A shared pointer keeps track of in how many places the paint device is currently used and deletes the paint device when it is no longer used anywhere. You recognize the shared pointer version of a paint device through its SP suffix.</text:p>
      <text:p text:style-name="P10">Let's examine a very simple filter, one that inverts every pixel. The code for this filter is in the <text:span text:style-name="T9">koffice/krita/plugins/filters/example </text:span>directory. </text:p>
      <text:p text:style-name="P10">The main method is </text:p>
      <text:p text:style-name="P11">KisFilterInvert::process(KisPaintDeviceSP src, KisPaintDeviceSP dst,</text:p>
      <text:p text:style-name="P11"> <text:s text:c="24"/>KisFilterConfiguration* /*config*/, const QRect&amp; rect).</text:p>
      <text:p text:style-name="P10">The function gets passed two paint devices, a configuration object (which is not used in this simple filter) and a rect. The rect describes the area of the paint device which the filter should act on. This area is described by integers, which means no sub-pixel accuracy.</text:p>
      <text:p text:style-name="P10">The <text:span text:style-name="T10">src</text:span> paint device is for reading from, the <text:span text:style-name="T9">dst </text:span>paint device for writing to. These parameters may point to the same actual paint device, or be two different paint devices. (Note: this may change to only one paint device in the future.)</text:p>
      <text:p text:style-name="P10">Now, let's look at the code line by line:</text:p>
      <text:p text:style-name="P11">void KisFilterInvert::process(KisPaintDeviceSP src, KisPaintDeviceSP dst,</text:p>
      <text:p text:style-name="P11"> <text:s text:c="29"/>KisFilterConfiguration* /*config*/, const QRect&amp; rect)</text:p>
      <text:p text:style-name="P11">{</text:p>
      <text:p text:style-name="P11"> <text:s text:c="3"/>Q_ASSERT(src != 0);</text:p>
      <text:p text:style-name="P11"> <text:s text:c="3"/>Q_ASSERT(dst != 0);</text:p>
      <text:p text:style-name="P11"/>
      <text:p text:style-name="P11"> <text:s text:c="3"/>KisRectIteratorPixel srcIt = src-&gt;createRectIterator(rect.x(), rect.y(), rect.width(), rect.height(), false); <text:span text:style-name="T11">(1)</text:span></text:p>
      <text:p text:style-name="P11"> <text:s text:c="3"/>KisRectIteratorPixel dstIt = dst-&gt;createRectIterator(rect.x(), rect.y(), rect.width(), rect.height(), true ); <text:span text:style-name="T11">(2)</text:span></text:p>
      <text:p text:style-name="P11"/>
      <text:p text:style-name="P11"> <text:s text:c="3"/>int pixelsProcessed = 0;</text:p>
      <text:p text:style-name="P11"> <text:s text:c="3"/>setProgressTotalSteps(rect.width() * rect.height());</text:p>
      <text:p text:style-name="P11"/>
      <text:p text:style-name="P11"> <text:s text:c="3"/>KisColorSpace * cs = src-&gt;colorSpace();</text:p>
      <text:p text:style-name="P11"> <text:s text:c="3"/>Q_INT32 psize = cs-&gt;pixelSize();</text:p>
      <text:p text:style-name="P11"/>
      <text:p text:style-name="P11"> <text:s text:c="3"/>while( ! srcIt.isDone() )</text:p>
      <text:p text:style-name="P11"> <text:s text:c="3"/>{</text:p>
      <text:p text:style-name="P11"> <text:s text:c="7"/>if(srcIt.isSelected())<text:span text:style-name="T11">(3)</text:span></text:p>
      <text:p text:style-name="P11"> <text:s text:c="7"/>{</text:p>
      <text:p text:style-name="P11"> <text:s text:c="11"/>memcpy(dstIt.rawData(), srcIt.oldRawData(), psize);<text:span text:style-name="T11">(4)</text:span></text:p>
      <text:p text:style-name="P11"/>
      <text:p text:style-name="P11"> <text:s text:c="11"/>cs-&gt;invertColor( dstIt.rawData(), 1);<text:span text:style-name="T11">(5)</text:span></text:p>
      <text:p text:style-name="P11"> <text:s text:c="7"/>}</text:p>
      <text:p text:style-name="P11"> <text:s text:c="7"/>setProgress(++pixelsProcessed);</text:p>
      <text:p text:style-name="P11"> <text:s text:c="7"/>++srcIt;</text:p>
      <text:p text:style-name="P11"> <text:s text:c="7"/>++dstIt;</text:p>
      <text:p text:style-name="P11"> <text:s text:c="3"/>}</text:p>
      <text:p text:style-name="P11"> <text:s text:c="3"/>setProgressDone(); // Must be called even if you don't really support progression</text:p>
      <text:p text:style-name="P11">}</text:p>
      <text:p text:style-name="P10"/>
      <text:p text:style-name="P10"><text:span text:style-name="T5">(1)</text:span> This creates an iterator to read the existing pixels. Krita has three types of iterators: horizontal, vertical and rectangular. The rect iterator takes the most efficient path through the image data, but does not guarantee anything about the location of the next pixel it returns. That means that you cannot be sure that the pixel you will retrieve next will be adjacent to the pixel you just got. The horizontal and vertical line iterators do guarantee the location of the pixels they return.</text:p>
      <text:p text:style-name="P10"><text:span text:style-name="T5">(2) </text:span>We create the destination iterator with the write setting to true. This means that if the destination paint device is smaller than the rect we write, it will automatically be enlarged to fit every pixel we iterate over.</text:p>
      <text:p text:style-name="P10">Note that we've got a potential bug here: if dst and src are not the same device, then it is quite possible that the pixels returned by the iterators do not correspond. For every position in the iterator, src may be, for example, at 165,200, while dst could be at 20,8 -- and therefore the copy we perform below may distort the image...</text:p>
      <text:p text:style-name="P10"><text:span text:style-name="T5">(3) </text:span>Want to know if a pixel is selected? That's easy -- use the above method. But selectedness is not a binary property of a pixel, a pixel can be half selected, barely selected or almost completely selected. That value you can also got from the iterator. Selections are actually a mask paint device with a range between 0 and 255, where 0 is completely unselected and 255 completely selected. The iterator has two methods: <text:span text:style-name="T9">isSelected() </text:span>and <text:span text:style-name="T9">selectedNess()</text:span>. The first returns true if a pixel is selected to any extent (i.e., the mask value is greater than 1), the other returns the maskvalue.</text:p>
      <text:p text:style-name="P10"><text:span text:style-name="T5">(4) </text:span>As noted above, this memcpy is a big bad bug... rawData() returns the array of bytes which is the current state of the pixel; oldRawData() returns the array of bytes as it was before we created the iterator. However, we may be copying the wrong pixel here. In actual practice, that won't happen too often, unless dst already exists and isn't aligned with src.</text:p>
      <text:p text:style-name="P10"><text:span text:style-name="T5">(5) </text:span>But this is correct: instead of figuring out which byte represents which channel, we use a function supplied by all colorspaces to invert the current pixel. The colorspaces have a lot of pixel operations you can make use of.</text:p>
      <text:p text:style-name="P9">This is not all there is to creating a filter. Filters have two other important components: a configuration object and a configuration widget. The two interact closely. The configuration widget creates a configuration object, but can also be filled from a pre-existing configuration object. Configuration objects can represtent themselves as XML and can be created from XML. That is what makes adjustment layers possible.</text:p>
      <text:h text:style-name="P8" text:outline-level="2"><text:number>4.1.</text:number>Iterators</text:h>
      <text:p text:style-name="P9">There are three types of iterators: </text:p>
      <text:numbered-paragraph text:level="1" text:start-value="1" text:style-name="L7">
        <text:number>*</text:number>
        <text:p text:style-name="P10">Horizontal lines</text:p>
      </text:numbered-paragraph>
      <text:numbered-paragraph text:level="1" text:style-name="L7">
        <text:number>*</text:number>
        <text:p text:style-name="P10">Vertical lines</text:p>
      </text:numbered-paragraph>
      <text:numbered-paragraph text:level="1" text:style-name="L7">
        <text:number>*</text:number>
        <text:p text:style-name="P10">Rectangular iterors</text:p>
      </text:numbered-paragraph>
      <text:p text:style-name="P9">The horizontal and vertical line iterators have a method to move the iterator to the next row or column:nextRow() and nextCol(). Using these is much faster than creating a new iterator for every line or column. <?opendocument cursor-position?></text:p>
      <text:h text:style-name="P8" text:outline-level="2"><text:number>4.2.</text:number><text:span text:style-name="T12">KisFilterConfiguration</text:span></text:h>
      <text:h text:style-name="P8" text:outline-level="2"><text:number>4.3.</text:number>KisFilterConfigurationWidget</text:h>
      <text:h text:style-name="P7" text:outline-level="1"><text:number>5.</text:number>Tools</text:h>
      <text:h text:style-name="P7" text:outline-level="1"><text:number>6.</text:number>Paint operations</text:h>
      <text:p text:style-name="P6">PaintOps are one of the more innovative types of plugins in Krita (together with pluggable colorspaces). A paint operation defines how tools change the pixels they touch. Airbrush, aliased pencil or antialiased pixel brush: these are all paint operations. But you could — with a lot of work — create a paintop that reads Corel Painter XML brush definitions and uses those to determine how painting is done.</text:p>
      <text:h text:style-name="P7" text:outline-level="1"><text:number>7.</text:number>Viewplugins</text:h>
      <text:p text:style-name="P6"/>
      <text:h text:style-name="P7" text:outline-level="1"><text:number>8.</text:number>Import/Export filters</text:h>
      <text:p text:style-name="P9">Krita works with the ordinary KOffice file filter architecture. There's an tutorial, a bit old, but still useful, at: http://koffice.org/developer/filters/oldfaq.php. It is probably best to cooperate with the krita team when developing file filters and do the development in the koffice filter tree. Note that you can test your filters without running Krita using the <text:span text:style-name="T13">koconverter</text:span> utility.</text:p>
      <text:p text:style-name="P9">Filters have two sides: importing and exporting. These are usually two different plugins that may share some code.</text:p>
      <text:p text:style-name="P10">The important Makefile.am entries are:</text:p>
      <text:p text:style-name="P11">service_DATA = krita_XXX_import.desktop krita_XXX_export.desktop</text:p>
      <text:p text:style-name="P11">servicedir = $(kde_servicesdir)</text:p>
      <text:p text:style-name="P11">kdelnk_DATA = krita_XXX.desktop</text:p>
      <text:p text:style-name="P11">kdelnkdir = $(kde_appsdir)/Office</text:p>
      <text:p text:style-name="P11">libkritaXXXimport_la_SOURCES = XXXimport.cpp</text:p>
      <text:p text:style-name="P11">libkritaXXXexport_la_SOURCES = XXXexport.cpp</text:p>
      <text:p text:style-name="P11">METASOURCES = AUTO</text:p>
      <text:p text:style-name="P9">Whether you're building an import filter or an export filter, your work always boils down to implementing the following funtion:</text:p>
      <text:p text:style-name="P11">virtual KoFilter::ConversionStatus convert(const QCString&amp; from, const QCString&amp; to);</text:p>
      <text:p text:style-name="P9">It's the settings in the .desktop files that determine which way a filter converts:</text:p>
      <text:p text:style-name="P10">Import:</text:p>
      <text:p text:style-name="P11">X-KDE-Export=application/x-krita</text:p>
      <text:p text:style-name="P11">X-KDE-Import=image/x-xcf-gimp</text:p>
      <text:p text:style-name="P11">X-KDE-Weight=1</text:p>
      <text:p text:style-name="P11">X-KDE-Library=libkritaXXXimport</text:p>
      <text:p text:style-name="P11">ServiceTypes=KOfficeFilter</text:p>
      <text:p text:style-name="P10">Export:</text:p>
      <text:p text:style-name="P11">X-KDE-Export=image/x-xcf-gimp</text:p>
      <text:p text:style-name="P11">X-KDE-Import=application/x-krita</text:p>
      <text:p text:style-name="P11">ServiceTypes=KOfficeFilter</text:p>
      <text:p text:style-name="P11">Type=Service</text:p>
      <text:p text:style-name="P11">X-KDE-Weight=1</text:p>
      <text:p text:style-name="P11">X-KDE-Library=libkritaXXXexport</text:p>
      <text:p text:style-name="P9">And yes, the mimetype chosen for the example <text:span text:style-name="T7">is</text:span> a hint. Please, pretty please, implement an xcf filter?</text:p>
      <text:h text:style-name="P8" text:outline-level="2"><text:number>8.1.</text:number>Import</text:h>
      <text:p text:style-name="P9">The big problem with import filters is of course your code to read the data on disk. The boilerplate for calling that code is fairly simple<text:note text:id="Footnote 1" text:note-class="footnote"><text:note-citation>1</text:note-citation><text:note-body><text:p text:style-name="P12"><text:span text:style-name="T14">Note: we really, really should find a way to enable Krita to keep a file open and only read data on a as-needed basis, instead of copying the entire contents to the internal paint device representation. But that would mean datamanager backends that know about tiff files and so on, and is not currently implemented. It would be ideal if some file filters could implement a class provisionally named KisFileDataManager, create an object of that instance with the current file and pass that to KisDoc. <text:s/>But Krita handles storage per layer, not per document, so this would be a hard refactor to do. </text:span></text:p></text:note-body></text:note>:</text:p>
      <text:p text:style-name="P11">KoFilter::ConversionStatus XXXImport::convert(const QCString&amp;, const QCString&amp; to)</text:p>
      <text:p text:style-name="P11">{</text:p>
      <text:p text:style-name="P11"> <text:s text:c="3"/>if (to != "application/x-krita") <text:span text:style-name="T11">(1)</text:span></text:p>
      <text:p text:style-name="P11"> <text:s text:c="7"/>return KoFilter::BadMimeType;</text:p>
      <text:p text:style-name="P11"/>
      <text:p text:style-name="P11"> <text:s text:c="3"/>KisDoc * doc = dynamic_cast&lt;KisDoc*&gt;(m_chain -&gt; outputDocument()); <text:span text:style-name="T11">(2)</text:span></text:p>
      <text:p text:style-name="P11"> <text:s text:c="3"/>KisView * view = static_cast&lt;KisView*&gt;(doc -&gt; views().getFirst()); <text:span text:style-name="T11">(3)</text:span></text:p>
      <text:p text:style-name="P11"> <text:s text:c="3"/></text:p>
      <text:p text:style-name="P11"> <text:s text:c="3"/>QString filename = m_chain -&gt; inputFile(); <text:span text:style-name="T11">(4)</text:span></text:p>
      <text:p text:style-name="P11"> <text:s text:c="3"/></text:p>
      <text:p text:style-name="P11"> <text:s text:c="3"/>if (!doc)</text:p>
      <text:p text:style-name="P11"> <text:s text:c="7"/>return KoFilter::CreationError;</text:p>
      <text:p text:style-name="P11"/>
      <text:p text:style-name="P11"> <text:s text:c="3"/>doc -&gt; prepareForImport(); <text:span text:style-name="T11">(5)</text:span></text:p>
      <text:p text:style-name="P11"/>
      <text:p text:style-name="P11"> <text:s text:c="3"/>if (!filename.isEmpty()) {</text:p>
      <text:p text:style-name="P11"> <text:s text:c="3"/></text:p>
      <text:p text:style-name="P11"> <text:s text:c="7"/>KURL url(filename);</text:p>
      <text:p text:style-name="P11"/>
      <text:p text:style-name="P11"> <text:s text:c="7"/>if (url.isEmpty())</text:p>
      <text:p text:style-name="P11"> <text:s text:c="11"/>return KoFilter::FileNotFound;</text:p>
      <text:p text:style-name="P11"> <text:s text:c="11"/></text:p>
      <text:p text:style-name="P11"> <text:s text:c="7"/>KisImageXXXConverter ib(doc, doc -&gt; undoAdapter());<text:span text:style-name="T11">(6)</text:span></text:p>
      <text:p text:style-name="P11"/>
      <text:p text:style-name="P11"> <text:s text:c="7"/>if (view != 0)</text:p>
      <text:p text:style-name="P11"> <text:s text:c="11"/>view -&gt; canvasSubject() -&gt; <text:s/>progressDisplay() -&gt; setSubject(&amp;ib, false, true);</text:p>
      <text:p text:style-name="P11"/>
      <text:p text:style-name="P11"> <text:s text:c="7"/>switch (ib.buildImage(url)) <text:span text:style-name="T11">(7)</text:span>{</text:p>
      <text:p text:style-name="P11"> <text:s text:c="11"/>case KisImageBuilder_RESULT_UNSUPPORTED:</text:p>
      <text:p text:style-name="P11"> <text:s text:c="15"/>return KoFilter::NotImplemented;</text:p>
      <text:p text:style-name="P11"> <text:s text:c="15"/>break;</text:p>
      <text:p text:style-name="P11"> <text:s text:c="11"/>case KisImageBuilder_RESULT_INVALID_ARG:</text:p>
      <text:p text:style-name="P11"> <text:s text:c="15"/>return KoFilter::BadMimeType;</text:p>
      <text:p text:style-name="P11"> <text:s text:c="15"/>break;</text:p>
      <text:p text:style-name="P11"> <text:s text:c="11"/>case KisImageBuilder_RESULT_NO_URI:</text:p>
      <text:p text:style-name="P11"> <text:s text:c="11"/>case KisImageBuilder_RESULT_NOT_LOCAL:</text:p>
      <text:p text:style-name="P11"> <text:s text:c="15"/>return KoFilter::FileNotFound;</text:p>
      <text:p text:style-name="P11"> <text:s text:c="15"/>break;</text:p>
      <text:p text:style-name="P11"> <text:s text:c="11"/>case KisImageBuilder_RESULT_BAD_FETCH:</text:p>
      <text:p text:style-name="P11"> <text:s text:c="11"/>case KisImageBuilder_RESULT_EMPTY:</text:p>
      <text:p text:style-name="P11"> <text:s text:c="15"/>return KoFilter::ParsingError; <text:s text:c="15"/></text:p>
      <text:p text:style-name="P11"> <text:s text:c="15"/>break;</text:p>
      <text:p text:style-name="P11"> <text:s text:c="11"/>case KisImageBuilder_RESULT_FAILURE:</text:p>
      <text:p text:style-name="P11"> <text:s text:c="15"/>return KoFilter::InternalError;</text:p>
      <text:p text:style-name="P11"> <text:s text:c="15"/>break;</text:p>
      <text:p text:style-name="P11"> <text:s text:c="11"/>case KisImageBuilder_RESULT_OK:</text:p>
      <text:p text:style-name="P11"> <text:s text:c="15"/>doc -&gt; setCurrentImage( ib.image()); <text:span text:style-name="T11">(8)</text:span></text:p>
      <text:p text:style-name="P11"> <text:s text:c="15"/>return KoFilter::OK;</text:p>
      <text:p text:style-name="P11"> <text:s text:c="11"/>default:</text:p>
      <text:p text:style-name="P11"> <text:s text:c="15"/>break;</text:p>
      <text:p text:style-name="P11"> <text:s text:c="7"/>}</text:p>
      <text:p text:style-name="P11"/>
      <text:p text:style-name="P11"> <text:s text:c="3"/>}</text:p>
      <text:p text:style-name="P11"> <text:s text:c="3"/>return KoFilter::StorageCreationError;</text:p>
      <text:p text:style-name="P11">}</text:p>
      <text:p text:style-name="P9"><text:span text:style-name="T13">(1) </text:span>This is supposed to be an importfilter, so if it's not called to convert to a krita image, then something is wrong.</text:p>
      <text:p text:style-name="P9"><text:span text:style-name="T13">(2) </text:span>The filter chain already has created an output document for us. We need to cast it to <text:span text:style-name="T13">KisDoc</text:span>, because Krita documents need special treatment. It wouldn't, actually, be all that bad an idea to check whether the result of the cast is not <text:span text:style-name="T13">0</text:span>, because if it is, importing will fail.</text:p>
      <text:p text:style-name="P9"><text:span text:style-name="T13">(3) </text:span>If we call this filter from the GUI, we try to get the view. If there's a view, the conversion code can try to update the progressbar.</text:p>
      <text:p text:style-name="P9"><text:span text:style-name="T13">(4) </text:span>The filter has the filename for our input file for us.</text:p>
      <text:p text:style-name="P9"><text:span text:style-name="T13">(5)</text:span> KisDoc needs to be prepared for import. Certain settings are initialized and undo is disabled. Otherwise you could undo the adding of layers performed by the import filter and that's weird behaviour.</text:p>
      <text:p text:style-name="P9"><text:span text:style-name="T13">(6)</text:span> I have chosed to implement the actual importing code in a separate class that I instantiate here. You can also put all your code right in this method, but that would be a bit messy.</text:p>
      <text:p text:style-name="P9"><text:span text:style-name="T13">(7)</text:span> My importer returns a statuscode that I can then use to set the status of the import filter. KOffice takes care of showing error messages.</text:p>
      <text:p text:style-name="P9"><text:span text:style-name="T13">(8)</text:span> If creating the KisImage has succeeded we set the document's current image to our newly created image. Then then we're done: <text:span text:style-name="T13">return KoFilter::OK;</text:span>.</text:p>
      <text:p text:style-name="P9"><text:span text:style-name="T15">Expor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12pt" fo:font-style="normal" fo:font-weight="normal" fo:hyphenate="false" fo:language="en" fo:text-shadow="none" style:font-name="Bembo"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paragraph-properties fo:text-align="center"/>
      <style:text-properties fo:font-size="24pt" fo:font-weight="bold" style:font-name="Arial"/>
    </style:style>
    <style:style style:name="U2" style:parent-style-name="Standard" style:default-outline-level="1" style:display-name="Head 1" style:family="paragraph" style:list-style-name="L1" style:next-style-name="new2">
      <style:paragraph-properties fo:margin-bottom="14.1732529pt" fo:margin-top="56.6930116pt"/>
      <style:text-properties fo:font-size="20pt" style:font-name="Arial"/>
    </style:style>
    <style:style style:name="U3" style:parent-style-name="Standard" style:default-outline-level="2" style:display-name="Head 2" style:family="paragraph" style:list-style-name="L2" style:next-style-name="new2">
      <style:paragraph-properties fo:keep-together="always" fo:margin-bottom="14.1732529pt" fo:margin-top="28.3465058pt"/>
      <style:text-properties fo:font-size="16pt" style:font-name="Arial"/>
    </style:style>
    <style:style style:name="U4" style:parent-style-name="Standard" style:default-outline-level="3" style:display-name="Head 3" style:family="paragraph" style:list-style-name="L3" style:next-style-name="new2">
      <style:paragraph-properties/>
      <style:text-properties fo:font-weight="bold" style:font-name="Arial"/>
    </style:style>
    <style:style style:name="U5" style:parent-style-name="Standard" style:display-name="Enumerated List" style:family="paragraph" style:list-style-name="L4">
      <style:paragraph-properties/>
      <style:text-properties fo:font-size="14pt" fo:font-weight="400" style:font-name="Arial"/>
    </style:style>
    <style:style style:name="U6" style:parent-style-name="Standard" style:display-name="Alphabetical List" style:family="paragraph" style:list-style-name="L5">
      <style:paragraph-properties/>
      <style:text-properties fo:font-size="14pt" fo:font-weight="400" style:font-name="Arial"/>
    </style:style>
    <style:style style:name="U7" style:parent-style-name="Standard" style:display-name="Bullet List" style:family="paragraph" style:list-style-name="L6">
      <style:paragraph-properties/>
      <style:text-properties fo:font-size="14pt" fo:font-weight="400" style:font-name="Arial"/>
    </style:style>
    <style:style style:name="new1" style:parent-style-name="Standard" style:display-name="body text" style:family="paragraph">
      <style:paragraph-properties fo:text-indent="8.50395174pt"/>
      <style:text-properties/>
    </style:style>
    <style:style style:name="new2" style:parent-style-name="Standard" style:display-name="first para" style:family="paragraph" style:next-style-name="new1">
      <style:paragraph-properties fo:margin-top="5.66930116pt"/>
      <style:text-properties/>
    </style:style>
    <style:style style:name="new3" style:parent-style-name="Standard" style:display-name="code" style:family="paragraph">
      <style:paragraph-properties fo:border="1pt solid" fo:text-indent="8.50395174pt"/>
      <style:text-properties fo:font-size="8pt" style:font-name="Courier New"/>
    </style:style>
    <style:style style:name="Contents_Title" style:parent-style-name="Standard" style:display-name="Contents_Title" style:family="paragraph">
      <style:paragraph-properties fo:border="1pt solid #000000" fo:text-align="center"/>
      <style:text-properties fo:font-size="20pt" fo:font-weight="bold" style:font-name="Bitstream Vera Sans"/>
    </style:style>
    <style:style style:name="Contents_Head_2" style:parent-style-name="Standard" style:display-name="Contents_Head_2" style:family="paragraph">
      <style:paragraph-properties fo:margin-left="12.75592761pt">
        <style:tab-stops>
          <style:tab-stop style:position="527.24500788pt" style:type="right" style:leader-type="single" style:leader-style="dotted" style:leader-text="." style:leader-width="0.5pt"/>
        </style:tab-stops>
      </style:paragraph-properties>
      <style:text-properties style:font-name="Bitstream Vera Sans"/>
    </style:style>
    <style:style style:name="Contents_Head_1" style:parent-style-name="Standard" style:display-name="Contents_Head_1" style:family="paragraph">
      <style:paragraph-properties>
        <style:tab-stops>
          <style:tab-stop style:position="527.24500788pt" style:type="right" style:leader-type="single" style:leader-style="dotted" style:leader-text="." style:leader-width="0.5pt"/>
        </style:tab-stops>
      </style:paragraph-properties>
      <style:text-properties fo:font-weight="bold" style:font-name="Bitstream Vera Sans"/>
    </style:style>
    <text:list-style style:name="L1" style:display-name="Numbering Style for Head 1">
      <text:list-level-style-number text:level="1" style:num-prefix="" style:num-suffix="." text:display-levels="1" style:num-format="1">
        <style:list-level-properties fo:text-align="start"/>
      </text:list-level-style-number>
    </text:list-style>
    <text:list-style style:name="L2" style:display-name="Numbering Style for Head 2">
      <text:list-level-style-number text:level="2" style:num-prefix="" style:num-suffix="." text:display-levels="2" style:num-format="1">
        <style:list-level-properties fo:text-align="start"/>
      </text:list-level-style-number>
    </text:list-style>
    <text:list-style style:name="L3" style:display-name="Numbering Style for Head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1.952828584pt" fo:margin-left="33.732341902pt" fo:margin-right="33.732341902pt" fo:margin-top="41.952828584pt" fo:page-height="841.89pt" fo:page-width="595.276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5-beta1</meta:generator>
    <meta:initial-creator>Boudewijn Rempt</meta:initial-creator>
    <meta:editing-cycles>86</meta:editing-cycles>
    <meta:creation-date>2006-02-07T10:38:42</meta:creation-date>
    <dc:date>2006-02-28T08:25:29</dc:date>
    <dc:creator>Boudewijn Rempt</dc:creator>
    <meta:user-defined meta:name="company">Valdyas.org</meta:user-defined>
    <meta:user-defined meta:name="email">boud@valdyas.org</meta:user-defined>
  </office:meta>
</office:document-meta>
</file>